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text-properties officeooo:paragraph-rsid="0001e7bb"/>
    </style:style>
    <style:style style:name="P5" style:family="paragraph" style:parent-style-name="Text_20_body">
      <style:text-properties officeooo:paragraph-rsid="000399ff"/>
    </style:style>
    <style:style style:name="T1" style:family="text">
      <style:text-properties officeooo:rsid="00010594"/>
    </style:style>
    <style:style style:name="T2" style:family="text">
      <style:text-properties officeooo:rsid="000399ff"/>
    </style:style>
    <style:style style:name="T3" style:family="text">
      <style:text-properties fo:language="es" fo:country="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Instinto, neuronas y libertad de pensamiento</text:span></text:p>
      <text:p text:style-name="Text_20_body">En los capítulos anteriores hemos hablado sobre el conocimiento heredado y cómo ciertos patrones de pensamiento nos impulsan a actuar de maneras predefinidas. Estas ideas no son simplemente producto de nuestra educación o cultura, sino que están profundamente arraigadas en nuestra biología, formando parte del instinto que guía a los seres vivos.</text:p>
      <text:p text:style-name="Text_20_body">Pero, ¿hasta qué punto nuestro pensamiento es libre? ¿Cuánto de lo que creemos y sentimos proviene realmente de un análisis racional, y cuánto es una respuesta automática moldeada por nuestra naturaleza?</text:p>
      <text:p text:style-name="Text_20_body">Veamos algunos ejemplos de cómo estos patrones afectan nuestra percepción de la realidad:</text:p>
      <text:list xml:id="list1785732770" text:style-name="L1">
        <text:list-item>
          <text:p text:style-name="P1"><text:span text:style-name="Strong_20_Emphasis">El Elegido</text:span><text:line-break/>La idea de un "elegido" se repite en innumerables mitos, religiones y relatos de ficción. Desde héroes legendarios hasta protagonistas de novelas y películas, el concepto de que existe alguien especial, destinado a un propósito superior, nos resulta atractivo. ¿Por qué? Porque en el fondo, todos quisiéramos ser ese elegido. Sentirnos especiales nos da seguridad y refuerza nuestra identidad en un mundo incierto.</text:p>
        </text:list-item>
        <text:list-item>
          <text:p text:style-name="P1"><text:span text:style-name="Strong_20_Emphasis">El Más Listo</text:span><text:line-break/>Nos gusta creer que somos más inteligentes que los demás. Ya sea en una discusión cotidiana o en una competencia académica, la necesidad de demostrar superioridad intelectual está presente en muchas interacciones humanas. Pero, ¿qué tan objetiva es esta percepción? ¿Realmente somos tan listos o simplemente buscamos confirmaciones de nuestra propia valía?</text:p>
        </text:list-item>
        <text:list-item>
          <text:p text:style-name="P1"><text:span text:style-name="Strong_20_Emphasis">Los Mejores</text:span><text:line-break/>"Somos los mejores." Una frase común en política, deportes y grupos sociales. Nos emociona hasta la euforia cuando nuestro equipo gana, cuando nuestra nación se destaca o cuando nuestro grupo demuestra ser superior. Esta sensación de pertenencia y éxito refuerza nuestra identidad y nos da confianza. Pero, ¿qué nos impulsa a pensar así? ¿Es una verdad objetiva o una necesidad instintiva de fortalecer nuestra cohesión grupal?</text:p>
        </text:list-item>
        <text:list-item>
          <text:p text:style-name="P1"><text:span text:style-name="Strong_20_Emphasis">Amos del Mundo</text:span><text:line-break/>A menudo nos gusta creer que somos los dueños del mundo, que nuestra especie domina la Tierra de manera indiscutible. Sin embargo, si miramos alrededor, encontramos otras especies que parecen vivir con una libertad absoluta.</text:p>
          <text:list>
            <text:list-item>
              <text:p text:style-name="P2">Los pájaros surcan el cielo sin competencia aparente, como si fuesen los verdaderos amos del aire. </text:p>
            </text:list-item>
            <text:list-item>
              <text:p text:style-name="P2">Los peces se desplazan en los océanos con la misma naturalidad con la que caminamos por tierra. </text:p>
            </text:list-item>
            <text:list-item>
              <text:p text:style-name="P2">Los árboles han existido por millones de años, firmes e imperturbables, sosteniendo el equilibrio del planeta. ¿Por qué entonces creemos que somos superiores? Quizás lo que consideramos nuestras grandes fortalezas no sean tan significativas desde una perspectiva más amplia. Tal vez los robles, con su longevidad y resiliencia, sean superiores a nosotros en ciertos aspectos. </text:p>
            </text:list-item>
          </text:list>
        </text:list-item>
        <text:list-item>
          <text:p text:style-name="P1"><text:soft-page-break/><text:span text:style-name="Strong_20_Emphasis">El Universo a Nuestro Servicio</text:span><text:line-break/>Otra idea recurrente en nuestra mentalidad es la creencia de que el universo existe con el propósito de dar origen a la humanidad. En muchas culturas, la narrativa gira en torno a la idea de que todo lo que nos rodea está diseñado para nuestro beneficio, que somos el centro de la creación. Pero, ¿es esto cierto o es solo una ilusión generada por nuestra necesidad de sentirnos importantes?</text:p>
        </text:list-item>
      </text:list>
      <text:p text:style-name="Text_20_body">Estas ideas tienen un denominador común: colocan al ser humano en el centro de todo. Nos percibimos como lo más importante, como el punto focal de la existencia. Pero esto nos lleva a una pregunta fundamental:</text:p>
      <text:p text:style-name="Text_20_body"><text:span text:style-name="Strong_20_Emphasis">¿Por qué no podemos simplemente vivir nuestras vidas sin estas fantasías de superioridad?</text:span></text:p>
      <text:p text:style-name="Text_20_body">La respuesta está en nuestra biología.</text:p>
      <text:p text:style-name="Text_20_body">Somos mamíferos, y como tales, la necesidad de protección es una parte esencial de nuestra existencia. Desde el nacimiento dependemos del cuidado de otros para sobrevivir. Sin embargo, los recursos y la atención de los cuidadores no siempre son ilimitados. En muchas especies, esto genera competencia entre los individuos, ya que no todos pueden ser protegidos por igual.</text:p>
      <text:p text:style-name="Text_20_body">Esta realidad evolutiva moldea nuestra psicología. Desde pequeños buscamos asegurarnos un lugar privilegiado dentro de nuestro grupo. Un claro ejemplo de esto se ve en los niños, que con frecuencia preguntan a sus madres: "¿A cuál de nosotros quieres más?". Esta pregunta no es trivial; refleja la necesidad innata de asegurar protección y afecto.</text:p>
      <text:p text:style-name="Text_20_body">Así, muchas de las creencias que tenemos sobre nuestra propia importancia en el mundo no son el resultado de una reflexión profunda, sino de mecanismos instintivos que nos han acompañado a lo largo de la evolución. Comprender esto es un primer paso para liberarnos de los sesgos que limitan nuestra capacidad de pensar con verdadera libertad y acercarnos a una visión más objetiva de la realidad.</text:p>
      <text:p text:style-name="Standard"/>
      <text:p text:style-name="Standard"/>
      <text:p text:style-name="Standard"/>
      <text:p text:style-name="Horizontal_20_Line"/>
      <text:p text:style-name="Text_20_body"/>
      <text:p text:style-name="Text_20_body"/>
      <text:p text:style-name="Text_20_body"/>
      <text:p text:style-name="Horizontal_20_Line"/>
      <text:h text:style-name="Heading_20_3" text:outline-level="3"><text:span text:style-name="Strong_20_Emphasis">Fantasía y el proceso del pensamiento</text:span></text:h>
      <text:p text:style-name="Text_20_body">La fantasía es el punto de partida del razonamiento. Aunque a menudo la asociamos con la imaginación o los cuentos, juega un papel crucial en la manera en que construimos conocimiento y entendemos el mundo. Para ilustrar este proceso, exploremos cómo funcionan las neuronas y cómo se forman nuestras ideas.</text:p>
      <text:h text:style-name="Heading_20_4" text:outline-level="4"><text:soft-page-break/><text:span text:style-name="Strong_20_Emphasis">Neuronas y aprendizaje: un modelo basado en corrección</text:span></text:h>
      <text:p text:style-name="Text_20_body">Imaginemos un sistema de redes neuronales diseñado para conducir un vehículo autónomo siguiendo una línea pintada en el pavimento. Al ponerlo en marcha por primera vez, el sistema no tiene experiencia previa, por lo que su respuesta inicial será completamente aleatoria. Podría girar el volante en cualquier dirección sin saber si lo está haciendo bien. A esta primera respuesta podemos llamarla "fantasía": una suposición sin fundamentos en la realidad.</text:p>
      <text:p text:style-name="Text_20_body">Un sistema de control evaluará la acción y responderá: "Te has desviado demasiado a la izquierda." Entonces, la red neuronal ajustará la dirección levemente hacia la derecha y volverá a preguntar: "¿Está bien así?" Si el sistema de control detecta que sigue desviado, la red continuará ajustando la dirección progresivamente. Este proceso se repite una y otra vez<text:span text:style-name="T1">, sin fin</text:span>.</text:p>
      <text:p text:style-name="Text_20_body">Este método de corrección es el mismo que utilizan nuestras neuronas para aprender y realizar cálculos. Al principio, nuestras ideas pueden ser incorrectas o imprecisas, pero con el tiempo, a medida que obtenemos retroalimentación del mundo real, las ajustamos hasta que sean funcionales. Sin embargo, es importante notar que estas respuestas no necesitan ser una representación exacta de la realidad; basta con que sean útiles y permitan cumplir un propósito.</text:p>
      <text:h text:style-name="Heading_20_4" text:outline-level="4"><text:span text:style-name="Strong_20_Emphasis">El papel de la fantasía en nuestro pensamiento</text:span></text:h>
      <text:p text:style-name="Text_20_body">Así como una red neuronal comienza con una respuesta aleatoria y la corrige con el tiempo, nuestros razonamientos también comienzan con una fantasía. Si una idea nos resulta útil, la conservamos. Si notamos que no encaja con la realidad, la ajustamos gradualmente. Sin embargo, aquí surge un problema: muchas veces no vemos la realidad tal como es, sino una versión modificada por nuestras propias creencias y suposiciones.</text:p>
      <text:p text:style-name="Text_20_body">Desde la infancia, la fantasía nos ayuda a llenar los vacíos de conocimiento. Cuando somos niños, no entendemos cómo funciona el mundo, pero aun así debemos actuar en él. Para navegar en lo desconocido, creamos hipótesis fantásticas. Con el tiempo, vamos refinando esas primeras suposiciones a medida que adquirimos experiencia.</text:p>
      <text:p text:style-name="Text_20_body">Pero aunque nuestras creencias evolucionen, nos resulta difícil deshacernos por completo de nuestras hipótesis iniciales. Son parte de nuestra estructura de pensamiento y, en muchos casos, han sido fundamentales para nuestra supervivencia. Por eso, antes de modificar nuestras convicciones, necesitamos pruebas sólidas que justifiquen el cambio.</text:p>
      <text:h text:style-name="Heading_20_4" text:outline-level="4"><text:span text:style-name="Strong_20_Emphasis">Ejemplos históricos de hipótesis fantásticas</text:span></text:h>
      <text:p text:style-name="Text_20_body">A lo largo de la historia, encontramos numerosos ejemplos de creencias erróneas que, en su momento, parecían completamente lógicas:</text:p>
      <text:list xml:id="list2831971720" text:style-name="L2">
        <text:list-item>
          <text:p text:style-name="P3"><text:span text:style-name="Strong_20_Emphasis">La Tierra fue plana</text:span>: Durante siglos, se creyó que nuestro planeta era una superficie plana. </text:p>
        </text:list-item>
        <text:list-item>
          <text:p text:style-name="P3"><text:span text:style-name="Strong_20_Emphasis">Monstruos marinos en alta mar</text:span>: En la antigüedad, los navegantes estaban convencidos de que enormes criaturas habitaban los océanos y devoraban barcos enteros. </text:p>
        </text:list-item>
        <text:list-item>
          <text:p text:style-name="P4"><text:span text:style-name="Strong_20_Emphasis">El fin del mundo</text:span>: Se pensaba que un barco que se alejara demasiado de la costa podría llegar al borde del mundo y caer al vacío. </text:p>
        </text:list-item>
      </text:list>
      <text:p text:style-name="Text_20_body"><text:soft-page-break/>Estas ideas fueron aceptadas porque, en su contexto, eran explicaciones útiles. Con el tiempo y el avance del conocimiento, fueron corregidas, pero su existencia nos recuerda que nuestras creencias actuales también pueden estar limitadas por la información que poseemos en este momento.</text:p>
      <text:h text:style-name="Heading_20_4" text:outline-level="4"><text:span text:style-name="Strong_20_Emphasis">Conclusión: el desafío de pensar con libertad</text:span></text:h>
      <text:p text:style-name="Text_20_body">Cuando hablamos de libertad de pensamiento, debemos considerar los factores que nos condicionan. Nuestra naturaleza biológica y nuestra tendencia a construir la realidad a partir de fantasías pueden influir en nuestro razonamiento.</text:p>
      <text:p text:style-name="P5">El instinto nos empuja en direcciones específicas, y nuestras primeras respuestas no siempre reflejan la verdad, sino aquello que nos resulta intuitivo o emocionalmente reconfortante. </text:p>
      <text:p text:style-name="P5"><text:span text:style-name="T2">Es p</text:span>or es<text:span text:style-name="T2">t</text:span>o<text:span text:style-name="T2"> que</text:span>, aunque la realidad <text:span text:style-name="T3">esté</text:span> frente a nosotros, no siempre <text:span text:style-name="T2">podremos </text:span>ve<text:span text:style-name="T2">rla</text:span> con claridad. </text:p>
      <text:p text:style-name="P5">La clave para comprender el mundo con mayor precisión es aprender a cuestionar nuestras propias creencias, entender nuestros sesgos y estar dispuestos a modificar nuestras ideas cuando la evidencia así lo indique.</text:p>
      <text:p text:style-name="Horizontal_20_Line"/>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07T16:18:09.168000000</meta:creation-date>
    <dc:date>2025-03-09T16:35:08.966000000</dc:date>
    <meta:editing-duration>PT12M26S</meta:editing-duration>
    <meta:editing-cycles>3</meta:editing-cycles>
    <meta:generator>LibreOffice/7.3.5.2$Windows_X86_64 LibreOffice_project/184fe81b8c8c30d8b5082578aee2fed2ea847c01</meta:generator>
    <meta:document-statistic meta:table-count="0" meta:image-count="0" meta:object-count="0" meta:page-count="4" meta:paragraph-count="39" meta:word-count="1411" meta:character-count="9054" meta:non-whitespace-character-count="7685"/>
  </office:meta>
</office:document-meta>
</file>